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Week 1 project 5<text:line-break/><text:line-break/>Wij zijn een groepje met Gurkan, Yarno en Jordy. En wij gaan vertellen over hoe onze eerste week is verlopen.</text:p>
      <text:p text:style-name="Standaard"/>
      <text:p text:style-name="Standaard">Wat wij deze week hebben gedaan is een project in GitHub aangemaakt. En daarbij ook een kanban deze volledig ingevuld. Ook hebben we de projecten aangemaakt van een mobile applicatie en zijn we begonnen met het aanmaken van een laravel project voor de API. De<text:s/>samenwerking<text:s/>deze week verliep wel goed. Waar wij tegen aan zijn gelopen is momenteel nog niks.<text:s/></text:p>
      <text:p text:style-name="Standaard"/>
      <text:p text:style-name="Standaard">Voor volgende week hebben we de planning om zo ie zo meer te doen dan deze week. Namelijk hopen we dan klaar te zijn met de API aan te maken en dat we dan een begin hebben aan de administrator pagina. En we hopen dan<text:s/>een goed begin te hebben dan aan de mobile applicatie.</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uels, Jordy</meta:initial-creator>
    <dc:creator>Samuels, Jordy</dc:creator>
    <meta:creation-date>2022-06-17T06:49:00Z</meta:creation-date>
    <dc:date>2022-06-17T06:57:00Z</dc:date>
    <meta:template xlink:href="Normal.dotm" xlink:type="simple"/>
    <meta:editing-cycles>1</meta:editing-cycles>
    <meta:editing-duration>PT480S</meta:editing-duration>
    <meta:document-statistic meta:page-count="1" meta:paragraph-count="1" meta:word-count="117" meta:character-count="760" meta:row-count="5" meta:non-whitespace-character-count="644"/>
  </office:meta>
</office:document-meta>
</file>